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50000007D6D01243897CC1CF8.png" manifest:media-type="image/png"/>
  <manifest:file-entry manifest:full-path="Pictures/1000000100000335000000B5AEA931012DBABBC5.png" manifest:media-type="image/png"/>
  <manifest:file-entry manifest:full-path="Pictures/1000000100000310000000272F4F47A1029297F3.png" manifest:media-type="image/png"/>
  <manifest:file-entry manifest:full-path="Pictures/100000010000037F000001C30A97D4297F7C558D.png" manifest:media-type="image/png"/>
  <manifest:file-entry manifest:full-path="Pictures/10000001000002D00000006E1698607F5E58B311.png" manifest:media-type="image/png"/>
  <manifest:file-entry manifest:full-path="Pictures/100000010000031D000000C8E4EE92A848373622.png" manifest:media-type="image/png"/>
  <manifest:file-entry manifest:full-path="Pictures/1000000100000375000000F9D222EA4A97B61A62.png" manifest:media-type="image/png"/>
  <manifest:file-entry manifest:full-path="Pictures/1000000100000316000000B6BBA31A24ECFF7FCB.png" manifest:media-type="image/png"/>
  <manifest:file-entry manifest:full-path="Pictures/1000000100000326000000F9D18B0D3C6AE21A00.png" manifest:media-type="image/png"/>
  <manifest:file-entry manifest:full-path="Pictures/10000001000002AF000000824A87D1BD8ADD800B.png" manifest:media-type="image/png"/>
  <manifest:file-entry manifest:full-path="Pictures/1000000100000227000001886C2625579EFECE2F.png" manifest:media-type="image/png"/>
  <manifest:file-entry manifest:full-path="Pictures/1000000100000326000000F9A69AF91A1B4567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10911" officeooo:paragraph-rsid="0011091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291ce" officeooo:paragraph-rsid="001291ce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449cd" officeooo:paragraph-rsid="001449c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498ec" officeooo:paragraph-rsid="001498ec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0"/>ASSIGNMENT 2</text:p>
      <text:p text:style-name="P1">Q1.</text:p>
      <text:p text:style-name="P1"/>
      <text:p text:style-name="P1"><draw:frame draw:style-name="fr1" draw:name="Image1" text:anchor-type="char" svg:width="17cm" svg:height="5.251cm" draw:z-index="0"><draw:image xlink:href="Pictures/1000000100000326000000F9A69AF91A1B456714.png" xlink:type="simple" xlink:show="embed" xlink:actuate="onLoad" draw:mime-type="image/png"/></draw:frame><text:s/></text:p>
      <text:p text:style-name="P1"/>
      <text:p text:style-name="P1">Q2.</text:p>
      <text:p text:style-name="P1"/>
      <text:p text:style-name="P1"><draw:frame draw:style-name="fr1" draw:name="Image2" text:anchor-type="char" svg:width="17cm" svg:height="5.251cm" draw:z-index="1"><draw:image xlink:href="Pictures/1000000100000326000000F9D18B0D3C6AE21A00.png" xlink:type="simple" xlink:show="embed" xlink:actuate="onLoad" draw:mime-type="image/png"/></draw:frame><text:s text:c="2"/></text:p>
      <text:p text:style-name="P1">Q3.</text:p>
      <text:p text:style-name="P1"/>
      <text:p text:style-name="P1"/>
      <text:p text:style-name="P1"><draw:frame draw:style-name="fr1" draw:name="Image3" text:anchor-type="char" svg:width="17cm" svg:height="4.782cm" draw:z-index="2"><draw:image xlink:href="Pictures/1000000100000375000000F9D222EA4A97B61A62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4.</text:p>
      <text:p text:style-name="P1"/>
      <text:p text:style-name="P1"/>
      <text:p text:style-name="P1"><draw:frame draw:style-name="fr1" draw:name="Image4" text:anchor-type="char" svg:width="17cm" svg:height="4.265cm" draw:z-index="3"><draw:image xlink:href="Pictures/100000010000031D000000C8E4EE92A848373622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5.</text:p>
      <text:p text:style-name="P1"/>
      <text:p text:style-name="P1"><draw:frame draw:style-name="fr2" draw:name="Image5" text:anchor-type="char" svg:width="14.579cm" svg:height="10.372cm" draw:z-index="4"><draw:image xlink:href="Pictures/1000000100000227000001886C2625579EFECE2F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</text:p>
      <text:p text:style-name="P2">Q6.</text:p>
      <text:p text:style-name="P2"><draw:frame draw:style-name="fr1" draw:name="Image6" text:anchor-type="char" svg:width="17cm" svg:height="2.596cm" draw:z-index="5"><draw:image xlink:href="Pictures/10000001000002D00000006E1698607F5E58B311.png" xlink:type="simple" xlink:show="embed" xlink:actuate="onLoad" draw:mime-type="image/png"/></draw:frame><text:s/></text:p>
      <text:p text:style-name="P2">Q7.</text:p>
      <text:p text:style-name="P2"><draw:frame draw:style-name="fr1" draw:name="Image7" text:anchor-type="char" svg:width="17cm" svg:height="8.565cm" draw:z-index="6"><draw:image xlink:href="Pictures/100000010000037F000001C30A97D4297F7C558D.png" xlink:type="simple" xlink:show="embed" xlink:actuate="onLoad" draw:mime-type="image/png"/></draw:frame><text:s/></text:p>
      <text:p text:style-name="P3">Q8.</text:p>
      <text:p text:style-name="P3"><draw:frame draw:style-name="fr1" draw:name="Image8" text:anchor-type="char" svg:width="17cm" svg:height="3.216cm" draw:z-index="7"><draw:image xlink:href="Pictures/10000001000002AF000000824A87D1BD8ADD800B.png" xlink:type="simple" xlink:show="embed" xlink:actuate="onLoad" draw:mime-type="image/png"/></draw:frame><text:s/></text:p>
      <text:p text:style-name="P3"><draw:frame draw:style-name="fr1" draw:name="Image9" text:anchor-type="char" svg:width="17cm" svg:height="0.845cm" draw:z-index="8"><draw:image xlink:href="Pictures/1000000100000310000000272F4F47A1029297F3.png" xlink:type="simple" xlink:show="embed" xlink:actuate="onLoad" draw:mime-type="image/png"/></draw:frame><text:s/></text:p>
      <text:p text:style-name="P3"><draw:frame draw:style-name="fr1" draw:name="Image10" text:anchor-type="char" svg:width="17cm" svg:height="3.916cm" draw:z-index="9"><draw:image xlink:href="Pictures/1000000100000316000000B6BBA31A24ECFF7FCB.png" xlink:type="simple" xlink:show="embed" xlink:actuate="onLoad" draw:mime-type="image/png"/></draw:frame><text:s/></text:p>
      <text:p text:style-name="P3"/>
      <text:p text:style-name="P3"><text:soft-page-break/></text:p>
      <text:p text:style-name="P3"><draw:frame draw:style-name="fr1" draw:name="Image11" text:anchor-type="char" svg:width="17cm" svg:height="3.747cm" draw:z-index="10"><draw:image xlink:href="Pictures/1000000100000335000000B5AEA931012DBABBC5.png" xlink:type="simple" xlink:show="embed" xlink:actuate="onLoad" draw:mime-type="image/png"/></draw:frame><text:s/></text:p>
      <text:p text:style-name="P4">Q9.</text:p>
      <text:p text:style-name="P4"><draw:frame draw:style-name="fr1" draw:name="Image12" text:anchor-type="char" svg:width="17cm" svg:height="2.358cm" draw:z-index="11"><draw:image xlink:href="Pictures/10000001000003850000007D6D01243897CC1C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00:51:45.535925187</meta:creation-date>
    <dc:date>2024-05-24T01:32:59.922934077</dc:date>
    <meta:editing-duration>PT33S</meta:editing-duration>
    <meta:editing-cycles>1</meta:editing-cycles>
    <meta:document-statistic meta:table-count="0" meta:image-count="12" meta:object-count="0" meta:page-count="4" meta:paragraph-count="21" meta:word-count="11" meta:character-count="91" meta:non-whitespace-character-count="38"/>
    <meta:generator>LibreOffice/7.3.7.2$Linux_X86_64 LibreOffice_project/30$Build-2</meta:generator>
  </office:meta>
</office:document-meta>
</file>